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2e4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2e4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1f28b6" officeooo:paragraph-rsid="001f28b6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ff0000" style:font-name="Monospace" fo:font-size="10pt" style:font-size-asian="10pt"/>
    </style:style>
    <style:style style:name="T4" style:family="text">
      <style:text-properties fo:color="#0000ff" style:font-name="Monospace" fo:font-size="10pt" style:font-size-asian="10pt"/>
    </style:style>
    <style:style style:name="T5" style:family="text">
      <style:text-properties style:font-name="Monospace" fo:font-size="10pt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5"><text:span text:style-name="T5">Nereu da Cruz Fonseca Jr. BD II</text:span></text:p>
      <text:p text:style-name="P2"><text:span text:style-name="T1"/></text:p>
      <text:p text:style-name="P2"><text:span text:style-name="T1">CREATE</text:span><text:span text:style-name="T2"> DATABASE teste CHARSET latin1 </text:span><text:span text:style-name="T1">COLLATE</text:span><text:span text:style-name="T2"> latin1_general_cs</text:span><text:span text:style-name="T3">;</text:span></text:p>
      <text:p text:style-name="P3"/>
      <text:p text:style-name="P1"><text:span text:style-name="T1">CREATE</text:span><text:span text:style-name="T2"> </text:span><text:span text:style-name="T1">TABLE</text:span><text:span text:style-name="T2"> passageiro (</text:span></text:p>
      <text:p text:style-name="P3"/>
      <text:p text:style-name="P1"><text:span text:style-name="T2">nome </text:span><text:span text:style-name="T1">varchar</text:span><text:span text:style-name="T2">(</text:span><text:span text:style-name="T4">50</text:span><text:span text:style-name="T2">) </text:span><text:span text:style-name="T1">NOT</text:span><text:span text:style-name="T2"> </text:span><text:span text:style-name="T1">NULL</text:span><text:span text:style-name="T2"> </text:span></text:p>
      <text:p text:style-name="P1"><text:span text:style-name="T2">cpf </text:span><text:span text:style-name="T1">int</text:span><text:span text:style-name="T2">(</text:span><text:span text:style-name="T4">11</text:span><text:span text:style-name="T2">) </text:span><text:span text:style-name="T1">NOT</text:span><text:span text:style-name="T2"> </text:span><text:span text:style-name="T1">NULL</text:span><text:span text:style-name="T2"> </text:span></text:p>
      <text:p text:style-name="P1"><text:span text:style-name="T1">PRIMARY</text:span><text:span text:style-name="T2"> </text:span><text:span text:style-name="T1">KEY</text:span><text:span text:style-name="T2"> (cpf)</text:span></text:p>
      <text:p text:style-name="P3"/>
      <text:p text:style-name="P1"><text:span text:style-name="T2">)</text:span><text:span text:style-name="T3">;</text:span></text:p>
      <text:p text:style-name="P3"/>
      <text:p text:style-name="P1"><text:span text:style-name="T1">CREATE</text:span><text:span text:style-name="T2"> </text:span><text:span text:style-name="T1">TABLE</text:span><text:span text:style-name="T2"> voo (</text:span></text:p>
      <text:p text:style-name="P3"/>
      <text:p text:style-name="P1"><text:span text:style-name="T2">hora_embarque </text:span><text:span text:style-name="T1">TYPE</text:span><text:span text:style-name="T2"> </text:span><text:span text:style-name="T1">HOUR</text:span><text:span text:style-name="T2"> </text:span></text:p>
      <text:p text:style-name="P1"><text:span text:style-name="T2">numero_plataforma </text:span><text:span text:style-name="T1">int</text:span><text:span text:style-name="T2"> </text:span><text:span text:style-name="T1">NOT</text:span><text:span text:style-name="T2"> </text:span><text:span text:style-name="T1">NULL</text:span><text:span text:style-name="T2"> </text:span></text:p>
      <text:p text:style-name="P1"><text:span text:style-name="T2">destino </text:span><text:span text:style-name="T1">varchar</text:span><text:span text:style-name="T2">(</text:span><text:span text:style-name="T4">50</text:span><text:span text:style-name="T2">) </text:span><text:span text:style-name="T1">NOT</text:span><text:span text:style-name="T2"> </text:span><text:span text:style-name="T1">NULL</text:span></text:p>
      <text:p text:style-name="P1"><text:span text:style-name="T1">PRIMARY</text:span><text:span text:style-name="T2"> </text:span><text:span text:style-name="T1">KEY</text:span><text:span text:style-name="T2"> (numero_plataforma)</text:span></text:p>
      <text:p text:style-name="P3"/>
      <text:p text:style-name="P1"><text:span text:style-name="T2">)</text:span><text:span text:style-name="T3">;</text:span></text:p>
      <text:p text:style-name="P3"/>
      <text:p text:style-name="P1"><text:span text:style-name="T1">CREATE</text:span><text:span text:style-name="T2"> </text:span><text:span text:style-name="T1">TABLE</text:span><text:span text:style-name="T2"> cadastro aviao (</text:span></text:p>
      <text:p text:style-name="P3"/>
      <text:p text:style-name="P1"><text:span text:style-name="T2">nome_aviao </text:span><text:span text:style-name="T1">varchar</text:span><text:span text:style-name="T2"> (</text:span><text:span text:style-name="T4">50</text:span><text:span text:style-name="T2">) </text:span><text:span text:style-name="T1">NOT</text:span><text:span text:style-name="T2"> </text:span><text:span text:style-name="T1">NULL</text:span><text:span text:style-name="T2"> </text:span></text:p>
      <text:p text:style-name="P1"><text:span text:style-name="T2">qtde_max </text:span><text:span text:style-name="T1">int</text:span><text:span text:style-name="T2"> </text:span><text:span text:style-name="T1">NOT</text:span><text:span text:style-name="T2"> </text:span><text:span text:style-name="T1">NULL</text:span><text:span text:style-name="T2"> </text:span></text:p>
      <text:p text:style-name="P1"><text:span text:style-name="T2">qtde_colab </text:span><text:span text:style-name="T1">int</text:span><text:span text:style-name="T2"> </text:span><text:span text:style-name="T1">NOT</text:span><text:span text:style-name="T2"> </text:span><text:span text:style-name="T1">NULL</text:span><text:span text:style-name="T2"> </text:span></text:p>
      <text:p text:style-name="P1"><text:span text:style-name="T2">catgeoria </text:span><text:span text:style-name="T1">varchar</text:span><text:span text:style-name="T2">(</text:span><text:span text:style-name="T4">10</text:span><text:span text:style-name="T2">) </text:span><text:span text:style-name="T1">NOT</text:span><text:span text:style-name="T2"> </text:span><text:span text:style-name="T1">NULL</text:span><text:span text:style-name="T2"> </text:span></text:p>
      <text:p text:style-name="P1"><text:span text:style-name="T2">peso_bagagem </text:span><text:span text:style-name="T1">int</text:span><text:span text:style-name="T2"> </text:span><text:span text:style-name="T1">NOT</text:span><text:span text:style-name="T2"> </text:span><text:span text:style-name="T1">NULL</text:span><text:span text:style-name="T2"> </text:span></text:p>
      <text:p text:style-name="P1"><text:span text:style-name="T2">empresa </text:span><text:span text:style-name="T1">varchar</text:span><text:span text:style-name="T2">(</text:span><text:span text:style-name="T4">50</text:span><text:span text:style-name="T2">) </text:span><text:span text:style-name="T1">NOT</text:span><text:span text:style-name="T2"> </text:span><text:span text:style-name="T1">NULL</text:span></text:p>
      <text:p text:style-name="P1"><text:span text:style-name="T1">PRIMARY</text:span><text:span text:style-name="T2"> </text:span><text:span text:style-name="T1">KEY</text:span><text:span text:style-name="T2"> (nome_aviao)</text:span></text:p>
      <text:p text:style-name="P3"/>
      <text:p text:style-name="P1"><text:span text:style-name="T2">)</text:span><text:span text:style-name="T3">;</text:span></text:p>
      <text:p text:style-name="P3"/>
      <text:p text:style-name="P1"><text:span text:style-name="T1">CREATE</text:span><text:span text:style-name="T2"> </text:span><text:span text:style-name="T1">TABLE</text:span><text:span text:style-name="T2"> formulario_bagagem (</text:span></text:p>
      <text:p text:style-name="P3"/>
      <text:p text:style-name="P1"><text:span text:style-name="T2">nome </text:span><text:span text:style-name="T1">varchar</text:span><text:span text:style-name="T2">(</text:span><text:span text:style-name="T4">50</text:span><text:span text:style-name="T2">) </text:span><text:span text:style-name="T1">NOT</text:span><text:span text:style-name="T2"> </text:span><text:span text:style-name="T1">NULL</text:span><text:span text:style-name="T2"> </text:span></text:p>
      <text:p text:style-name="P1"><text:span text:style-name="T2">voo </text:span><text:span text:style-name="T1">int</text:span><text:span text:style-name="T2"> </text:span><text:span text:style-name="T1">NOT</text:span><text:span text:style-name="T2"> </text:span><text:span text:style-name="T1">NULL</text:span><text:span text:style-name="T2"> </text:span></text:p>
      <text:p text:style-name="P1"><text:span text:style-name="T1">CONSTRAINT</text:span><text:span text:style-name="T2"> nome </text:span><text:span text:style-name="T1">FOREIGN</text:span><text:span text:style-name="T2"> </text:span><text:span text:style-name="T1">KEY</text:span><text:span text:style-name="T2"> (passageiro) </text:span><text:span text:style-name="T1">REFERENCES</text:span><text:span text:style-name="T2"> nome (formulario_bagagem)</text:span></text:p>
      <text:p text:style-name="P1"><text:span text:style-name="T2">codigo_bagagem </text:span><text:span text:style-name="T1">varchar</text:span><text:span text:style-name="T2">(</text:span><text:span text:style-name="T4">50</text:span><text:span text:style-name="T2">) </text:span><text:span text:style-name="T1">NOT</text:span><text:span text:style-name="T2"> </text:span><text:span text:style-name="T1">NULL</text:span><text:span text:style-name="T2"> </text:span></text:p>
      <text:p text:style-name="P1"><text:span text:style-name="T2">peso_max </text:span><text:span text:style-name="T1">decimal</text:span><text:span text:style-name="T2">(</text:span><text:span text:style-name="T4">2</text:span><text:span text:style-name="T2">,</text:span><text:span text:style-name="T4">3</text:span><text:span text:style-name="T2">) </text:span></text:p>
      <text:p text:style-name="P3"/>
      <text:p text:style-name="P1"><text:span text:style-name="T2">)</text:span><text:span text:style-name="T3">;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05:02.387299883</meta:creation-date>
    <dc:date>2019-09-26T17:06:54.590422149</dc:date>
    <meta:editing-duration>PT1M15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29" meta:word-count="110" meta:character-count="751" meta:non-whitespace-character-count="657"/>
  </office:meta>
</office:document-meta>
</file>